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2100000E79C281E92B.svm"/>
  <manifest:file-entry manifest:media-type="" manifest:full-path="Pictures/20000007000061800000221CEBE0076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text-align="justify" style:justify-single-word="false"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tyle="normal" style:font-style-asian="normal" style:font-style-complex="normal"/>
    </style:style>
    <style:style style:name="P6" style:family="paragraph" style:parent-style-name="Standard" style:list-style-name="L2">
      <style:paragraph-properties fo:text-align="justify" style:justify-single-word="false"/>
      <style:text-properties style:font-name="Arial" fo:font-style="normal" style:font-style-asian="normal" style:font-style-complex="normal"/>
    </style:style>
    <style:style style:name="P7" style:family="paragraph" style:parent-style-name="Standard" style:list-style-name="L3">
      <style:paragraph-properties fo:text-align="justify" style:justify-single-word="false"/>
      <style:text-properties style:font-name="Arial" fo:font-style="normal" style:font-style-asian="normal" style:font-style-complex="normal"/>
    </style:style>
    <style:style style:name="P8" style:family="paragraph" style:parent-style-name="Standard">
      <style:paragraph-properties fo:text-align="justify" style:justify-single-word="false"/>
      <style:text-properties style:font-name="Arial" fo:font-style="italic" style:font-style-asian="italic" style:font-style-complex="italic"/>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paragraph-properties fo:margin-left="0cm" fo:margin-right="0cm" fo:text-align="justify" style:justify-single-word="false" fo:orphans="2" fo:widows="2" fo:text-indent="0cm" style:auto-text-indent="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center" style:justify-single-word="false" fo:orphans="2" fo:widows="2" fo:text-indent="0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orphans="2" fo:widows="2" fo:text-indent="0cm" style:auto-text-indent="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text-align="justify" style:justify-single-word="false" fo:orphans="2" fo:widows="2"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style>
    <style:style style:name="P18" style:family="paragraph" style:parent-style-name="Standard">
      <style:paragraph-properties fo:text-align="justify" style:justify-single-word="false" fo:break-before="page"/>
    </style:style>
    <style:style style:name="P19" style:family="paragraph" style:parent-style-name="Footer">
      <style:paragraph-properties fo:text-align="end" style:justify-single-word="false"/>
    </style:style>
    <style:style style:name="T1" style:family="text">
      <style:text-properties fo:font-variant="normal" fo:text-transform="none" fo:color="#1f1f1f" style:font-name="OpenSans" fo:font-size="10.5pt" fo:letter-spacing="normal" fo:font-style="normal" fo:font-weight="normal"/>
    </style:style>
    <style:style style:name="T2" style:family="text">
      <style:text-properties fo:font-style="italic" style:font-style-asian="italic" style:font-style-complex="italic"/>
    </style:style>
    <style:style style:name="T3" style:family="text">
      <style:text-properties style:font-name="Arial"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9">IBM Data Science Professional Certificate Capstone</text:p>
      <text:p text:style-name="P10"/>
      <text:p text:style-name="P10"/>
      <text:p text:style-name="P10"/>
      <text:p text:style-name="P10"><draw:frame draw:style-name="fr2" draw:name="graphics2" text:anchor-type="paragraph" svg:width="9.581cm" svg:height="9.717cm" draw:z-index="1"><draw:image xlink:href="Pictures/200000070000102100000E79C281E92B.svm" xlink:type="simple" xlink:show="embed" xlink:actuate="onLoad"/></draw:frame></text:p>
      <text:p text:style-name="P10"/>
      <text:p text:style-name="P9">Identifying similar business venues in Greater Manchester</text:p>
      <text:p text:style-name="P3">Russell Crowley</text:p>
      <text:p text:style-name="P10"/>
      <text:p text:style-name="P10"/>
      <text:p text:style-name="P10"/>
      <text:p text:style-name="P18"/>
      <text:p text:style-name="P13">Introduction</text:p>
      <text:p text:style-name="P12"/>
      <text:p text:style-name="P15">Data Science certificate</text:p>
      <text:p text:style-name="P12"/>
      <text:p text:style-name="P14">This report serves as the capstone project for the IBM professional certificate in Data Science programme on Coursera. As such, it is an opportunity to showcase the skills i've learned in the course of the programme.</text:p>
      <text:p text:style-name="P14"/>
      <text:p text:style-name="P15">Introducing the environment</text:p>
      <text:p text:style-name="P14"/>
      <text:p text:style-name="P14">Greater Manchester is a large conurbation in the North West of England, with a range of different boroughs, shopping districts and other areas of interest as well as the city centre of Manchester itself. </text:p>
      <text:p text:style-name="P14"/>
      <text:p text:style-name="P14">Greater Manchester has a well established tram system (the Manchester Metrolink) stretching across this whole area and incroporating 99 stops and 65 miles of track. The system carries a significant amount of passengers throughout the network – 43.7 million passengers were carried in 2018<text:note text:id="ftn0" text:note-class="footnote"><text:note-citation>1</text:note-citation><text:note-body><text:p text:style-name="Footnote"><text:a xlink:type="simple" xlink:href="https://en.wikipedia.org/wiki/Manchester_Metrolink" text:style-name="Internet_20_link" text:visited-style-name="Visited_20_Internet_20_Link">https://en.wikipedia.org/wiki/Manchester_Metrolink</text:a> </text:p></text:note-body></text:note>. The system consists of eight lines, beginning in several different boroughs and terminating in Manchester City centre.</text:p>
      <text:p text:style-name="P14"/>
      <text:p text:style-name="P14">As I'll explain in more detail below, the focus of this report will look at drawing links between the various neighbourhoods that station on the Metrolink are in, and anticipating some business benefit from this.</text:p>
      <text:p text:style-name="P14"/>
      <text:p text:style-name="P12"/>
      <text:p text:style-name="P13">Business problem</text:p>
      <text:p text:style-name="P12"/>
      <text:p text:style-name="P14"><text:span text:style-name="T2">What's the problem?</text:span></text:p>
      <text:p text:style-name="P15"/>
      <text:p text:style-name="P16">This report is a response to a notional request for a prospective business owner as follows:</text:p>
      <text:p text:style-name="P16"/>
      <text:p text:style-name="P15">'I'm in the process of starting up my own restaurant business, which will have a focus on both eat in and take away trade. Having done my own market resarch, i'd identified a venue near a Metrolink stop to be the ideal location to maximise my customers, and therefore profit. I wanted to do this in Manchester city centre, but have found the property rent too expensive. Would you be able to help me find other pospective similar locations further out from the city centre that might be cheaper, so i can look at whether they might be suitable for my business?</text:p>
      <text:p text:style-name="P15"/>
      <text:p text:style-name="P16">This report will therefore act as a response to this question.</text:p>
      <text:p text:style-name="P15">Key questions</text:p>
      <text:p text:style-name="P15"/>
      <text:p text:style-name="P16">In order to provide an appropriate response to this problem, i've broken it down into the following questions:</text:p>
      <text:p text:style-name="P16"/>
      <text:list xml:id="list363782393709977069" text:style-name="L1">
        <text:list-item>
          <text:p text:style-name="P1"><text:soft-page-break/>Where are all the Metrolink stations locacted in relation to Manchester City centre?</text:p>
        </text:list-item>
        <text:list-item>
          <text:p text:style-name="P1">What is the retail makeup in the vicinity of each of these stations?</text:p>
        </text:list-item>
        <text:list-item>
          <text:p text:style-name="P1">Which Metrolink stations further away from Manchester City centre have a similar retail profile to more central ones?</text:p>
        </text:list-item>
      </text:list>
      <text:p text:style-name="P15"/>
      <text:p text:style-name="P15"/>
      <text:p text:style-name="P14"><text:span text:style-name="T2">Audience</text:span></text:p>
      <text:p text:style-name="P12"/>
      <text:p text:style-name="P14">My primary audience for this report will be the prospective business owner who notionally commissioned it. As they have posed a particular problem, for this report to be successful it needs to provide a solution to this problem.</text:p>
      <text:p text:style-name="P14"/>
      <text:p text:style-name="P14">Secondary audiences for this report may be other business owners looking at similar issues around starting their own businesses where their desired location is too expensive. Therefore, the methodology and processes followed in this report will need to be documented clearly in order for them to be easily replicated.</text:p>
      <text:p text:style-name="P14"/>
      <text:p text:style-name="P14">Another audience for this report will be those reviewing it in the context of it being a showcase for what i've learned throught the Data Science programme.</text:p>
      <text:p text:style-name="P12"/>
      <text:p text:style-name="P13">Data</text:p>
      <text:p text:style-name="P17"/>
      <text:p text:style-name="P8">What Data do I need?</text:p>
      <text:p text:style-name="P8"/>
      <text:p text:style-name="P5">In order to answer the problem posed in this report, we will need to acquire the following data:</text:p>
      <text:list xml:id="list8478030505598963873" text:style-name="L2">
        <text:list-item>
          <text:p text:style-name="P6">A list of Manchester Metrolink stops</text:p>
        </text:list-item>
        <text:list-item>
          <text:p text:style-name="P6">Geographical data corresponding to each of these stops</text:p>
        </text:list-item>
        <text:list-item>
          <text:p text:style-name="P6">Details of retail outlets in the vicinity of these stops</text:p>
        </text:list-item>
      </text:list>
      <text:p text:style-name="P8"/>
      <text:p text:style-name="P8">Where will this data come from?</text:p>
      <text:p text:style-name="P8"/>
      <text:p text:style-name="P5">Initial online research was aimed at finding an appropriate Wikipedia record that would allow Metrolink stops to be scraped from the site and cleaned using Beautiful Soup. However, when no suitable data was identified, further research identified a government curated CSV<text:note text:id="ftn1" text:note-class="footnote"><text:note-citation>2</text:note-citation><text:note-body><text:p text:style-name="Footnote"><text:a xlink:type="simple" xlink:href="https://data.gov.uk/dataset/8faea7ee-eb7d-43dd-b1d4-f01aac4c44d3/metrolink-stops-and-rail-stations" text:style-name="Internet_20_link" text:visited-style-name="Visited_20_Internet_20_Link">https://data.gov.uk/dataset/8faea7ee-eb7d-43dd-b1d4-f01aac4c44d3/metrolink-stops-and-rail-stations</text:a> </text:p></text:note-body></text:note>, providing Metrolink stops as well as coordinates, as this example shows:</text:p>
      <text:p text:style-name="P5"/>
      <text:p text:style-name="P5"><draw:frame draw:style-name="fr1" draw:name="graphics1" text:anchor-type="paragraph" svg:width="10.112cm" svg:height="3.537cm" draw:z-index="0"><draw:image xlink:href="Pictures/20000007000061800000221CEBE00760.svm" xlink:type="simple" xlink:show="embed" xlink:actuate="onLoad"/></draw:frame></text:p>
      <text:p text:style-name="P10"><text:span text:style-name="T3">In terms of identifying the nearby retail venues to these stations, the Foursqaure developer </text:span><text:soft-page-break/><text:span text:style-name="T3">API is the ideal tool to prvide this data; its massive user base of reviewers should provide a wealth of data that will allow me to conduct futher work to identify the trends in this data. In particular, the extensive categorisation options relating to the exact nature of the retail property will allow for more granular detail when it comes to analysis.</text:span></text:p>
      <text:p text:style-name="P8"/>
      <text:p text:style-name="P8">What do we need to do with the data?</text:p>
      <text:p text:style-name="P4">The process subsequent to the aquisition of this data will require several steps:</text:p>
      <text:list xml:id="list1061900615940774466" text:style-name="L3">
        <text:list-item>
          <text:p text:style-name="P7">Importing the data</text:p>
        </text:list-item>
        <text:list-item>
          <text:p text:style-name="P7">Cleaning and wrangling the data</text:p>
        </text:list-item>
        <text:list-item>
          <text:p text:style-name="P7">Mapping the data (invoving the use of folium)</text:p>
        </text:list-item>
        <text:list-item>
          <text:p text:style-name="P7">Engaging the Foursquare API to make appropriate requests</text:p>
        </text:list-item>
        <text:list-item>
          <text:p text:style-name="P11"><text:span text:style-name="T3">Creation and management of dataframes (using pandas)</text:span></text:p>
        </text:list-item>
        <text:list-item>
          <text:p text:style-name="P11"><text:span text:style-name="T3">Machine learning (k-means clustering)</text:span></text:p>
        </text:list-item>
        <text:list-item>
          <text:p text:style-name="P11"><text:span text:style-name="T3">Data visualisation</text:span></text:p>
        </text:list-item>
      </text:list>
      <text:p text:style-name="P10"><text:span text:style-name="T3"/></text:p>
      <text:p text:style-name="P10"><text:span text:style-name="T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IBM Data Science Capstone project</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11S</meta:editing-duration>
    <meta:editing-cycles>9</meta:editing-cycles>
    <meta:generator>OpenOffice/4.1.7$Win32 OpenOffice.org_project/417m1$Build-9800</meta:generator>
    <dc:date>2020-08-08T21:48:42.48</dc:date>
    <dc:creator>R C</dc:creator>
    <meta:document-statistic meta:table-count="0" meta:image-count="2" meta:object-count="0" meta:page-count="4" meta:paragraph-count="46" meta:word-count="767" meta:character-count="4738"/>
    <meta:user-defined meta:name="Info 1"/>
    <meta:user-defined meta:name="Info 2"/>
    <meta:user-defined meta:name="Info 3"/>
    <meta:user-defined meta:name="Info 4"/>
  </office:meta>
</office:document-meta>
</file>